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table:number-columns-repeated="2"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>d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/>
          </table:table-cell>
        </table:table-row>
      </table:table>
      <table:table table:name="elementary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table:number-columns-repeated="3" office:value-type="string" calcext:value-type="string">
            <text:p>lo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>l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>gc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>lc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>ar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>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>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>ma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>m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>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projectiv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>m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/>
          </table:table-cell>
        </table:table-row>
      </table:table>
      <table:table table:name="hyperbolic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table:number-columns-repeated="2"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/>
          </table:table-cell>
        </table:table-row>
      </table:table>
      <table:table table:name="trigonometry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arccos</text:p>
          </table:table-cell>
          <table:table-cell office:value-type="string" calcext:value-type="string">
            <text:p>co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arccot</text:p>
          </table:table-cell>
          <table:table-cell office:value-type="string" calcext:value-type="string">
            <text:p>cotange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arccsc</text:p>
          </table:table-cell>
          <table:table-cell office:value-type="string" calcext:value-type="string">
            <text:p>co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arcsec</text:p>
          </table:table-cell>
          <table:table-cell office:value-type="string" calcext:value-type="string">
            <text:p>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arcsin</text:p>
          </table:table-cell>
          <table:table-cell office:value-type="string" calcext:value-type="string">
            <text:p>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arctan</text:p>
          </table:table-cell>
          <table:table-cell office:value-type="string" calcext:value-type="string">
            <text:p>tangent invers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1:11:17.235477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31T10:50:56.705703809</meta:creation-date>
    <dc:date>2021-05-13T11:12:53.286987953</dc:date>
    <meta:editing-duration>PT4H13M20S</meta:editing-duration>
    <meta:editing-cycles>17</meta:editing-cycles>
    <meta:generator>LibreOffice/7.0.5.2$Linux_X86_64 LibreOffice_project/00$Build-2</meta:generator>
    <dc:creator>Volker Sorge</dc:creator>
    <meta:document-statistic meta:table-count="4" meta:cell-count="216" meta:object-count="0"/>
  </office:meta>
</office:document-meta>
</file>